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wiss" style:font-pitch="variable"/>
    <style:font-face style:name="Aptos2" svg:font-family="Aptos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List_20_Paragraph" style:list-style-name="WWNum1">
      <style:paragraph-properties fo:text-align="justify" style:justify-single-word="false"/>
    </style:style>
    <style:style style:name="P4" style:family="paragraph" style:parent-style-name="List_20_Paragraph" style:list-style-name="WWNum2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language="en" fo:country="US"/>
    </style:style>
    <style:style style:name="P6" style:family="paragraph" style:parent-style-name="Standard">
      <style:text-properties style:font-name="Courier New" fo:language="en" fo:country="US" style:font-name-complex="Courier New1"/>
    </style:style>
    <style:style style:name="P7" style:family="paragraph" style:parent-style-name="List_20_Paragraph" style:list-style-name="WWNum4"/>
    <style:style style:name="P8" style:family="paragraph" style:parent-style-name="List_20_Paragraph" style:list-style-name="WWNum4">
      <style:paragraph-properties fo:text-align="justify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8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9" style:family="text">
      <style:text-properties style:font-name="Courier New" fo:language="en" fo:country="US" style:font-name-complex="Courier New1"/>
    </style:style>
    <style:style style:name="T10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11" style:family="text">
      <style:text-properties fo:font-size="14pt" fo:language="en" fo:country="US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Chat 'ChatTitle(text=Centralized User Email Subscription Management in Odoo, isCustom=true)' (39c644d3-55c0-4efa-8b31-cd479c4ba739)</text:span><text:span text:style-name="T1"/></text:p>
      <text:p text:style-name="P1" loext:marker-style-name="T1"/>
      <text:p text:style-name="Standard" loext:marker-style-name="T2"><text:span text:style-name="T2">==== UserMessageImpl #1 ====</text:span><text:span text:style-name="T2"/></text:p>
      <text:p text:style-name="Standard" loext:marker-style-name="T1"><text:span text:style-name="T1">User: </text:span><text:span text:style-name="T1"/></text:p>
      <text:p text:style-name="P2" loext:marker-style-name="T3"><text:span text:style-name="T3">What options do I have for implementing this requirement, challenge the concept and give me some considerations or improvements, respond in English.</text:span><text:span text:style-name="T3"/></text:p>
      <text:p text:style-name="Standard" loext:marker-style-name="T4"><text:span text:style-name="T4">1. IST-Situation</text:span><text:span text:style-name="T4"/></text:p>
      <text:p text:style-name="P2">Aktuell werden <text:span text:style-name="T5">automatisierte E-Mails</text:span> (<text:span text:style-name="T5">wie Tätigkeitsberichte</text:span> <text:span text:style-name="T5">oder Benachrichtigungen</text:span>) basierend auf festen Regeln versendet. Es gibt im Odoo-Standard <text:span text:style-name="T5">keine Möglichkeit für Administratoren, E-Mail-Vorlagen zentral als "abonnierbar" zu kennzeichnen, noch können Benutzer (res.users) individuell entscheiden, welche dieser Berichte sie erhalten möchten</text:span>. Dies führt zu unflexiblen Verteilern und erhöhtem Kommunikationsaufkommen bei den Benutzern.</text:p>
      <text:p text:style-name="Standard"/>
      <text:p text:style-name="Standard" loext:marker-style-name="T4"><text:span text:style-name="T4">2. SOLL-Situation</text:span><text:span text:style-name="T4"/></text:p>
      <text:p text:style-name="P2">Das System wird erweitert, um eine zentrale Verwaltung von E-Mail-Abonnements direkt <text:span text:style-name="T5">am Benutzerprofil</text:span> zu ermöglichen. Die <text:span text:style-name="T5">Logik</text:span> folgt einem <text:span text:style-name="T5">"Opt-Out"-Prinzip</text:span>: <text:span text:style-name="T5">Standardmäßig sind relevante Berichte aktiviert, der Benutzer kann sie jedoch explizit deaktivieren.</text:span></text:p>
      <text:p text:style-name="P2"/>
      <text:p text:style-name="Standard" loext:marker-style-name="T6"><text:span text:style-name="T6">A. Konfiguration der Vorlagen (Admin-Sicht):</text:span><text:span text:style-name="T6"/></text:p>
      <text:p text:style-name="P2">Das Formular für E-Mail-Vorlagen (mail.template) wird um ein Feld ("Benutzer-Abonnement möglich") erweitert.</text:p>
      <text:p text:style-name="P2">Nur Vorlagen, bei denen dieses Feld aktiviert ist, erscheinen in der Auswahl der Benutzer. Dies verhindert, dass technische System-Mails fälschlicherweise deaktiviert werden.</text:p>
      <text:p text:style-name="Standard"/>
      <text:p text:style-name="Standard" loext:marker-style-name="T6"><text:soft-page-break/><text:span text:style-name="T6">B. Einstellung am Benutzer (User-Sicht):</text:span><text:span text:style-name="T6"/></text:p>
      <text:p text:style-name="P2">Im Benutzerformular (res.users) wird ein <text:span text:style-name="T5">neuer Reiter</text:span> (z.B. "<text:span text:style-name="T5">Benachrichtigungen</text:span>") hinzugefügt.</text:p>
      <text:p text:style-name="Standard">Dort werden alle als "abonnierbar" markierten Vorlagen in einer Liste angezeigt.</text:p>
      <text:p text:style-name="Standard"/>
      <text:p text:style-name="P2">Darstellung: <text:span text:style-name="T5">Neben jeder Vorlage</text:span> befindet sich ein Schieberegler (<text:span text:style-name="T5">Toggle-Switch</text:span>).</text:p>
      <text:p text:style-name="P2">Standardverhalten: Der Schieberegler ist <text:span text:style-name="T5">standardmäßig eingeschaltet</text:span> (grün/aktiv). Das bedeutet, der Benutzer empfängt den Bericht, sofern er ihn nicht aktiv ausschaltet.</text:p>
      <text:list text:style-name="WWNum1">
        <text:list-item>
          <text:p text:style-name="P3">Schieberegler AN: Benutzer erhält die E-Mail.</text:p>
        </text:list-item>
        <text:list-item>
          <text:p text:style-name="P3">Schieberegler AUS: Benutzer erhält die E-Mail nicht, auch wenn er als Follower enthalten ist oder als "an" ausgewählt wurde.</text:p>
        </text:list-item>
      </text:list>
      <text:p text:style-name="Standard" loext:marker-style-name="T6"><text:span text:style-name="T6">2.1 Akzeptanzkriterien</text:span><text:span text:style-name="T6"/></text:p>
      <text:p text:style-name="P2">Template-Filter: Im Benutzerprofil werden ausschließlich E-Mail-Templates angezeigt, die im Template-Stamm explizit dafür freigegeben wurden.</text:p>
      <text:p text:style-name="P2">Default-State: Wird ein neues <text:span text:style-name="T5">Template freigegeben</text:span> oder <text:span text:style-name="T5">ein neuer Benutzer</text:span> angelegt, steht der Schalter für diesen Benutzer <text:span text:style-name="T5">initial auf "AN"</text:span> (Versand aktiv).</text:p>
      <text:p text:style-name="P2">Versand-Logik: <text:span text:style-name="T5">Beim Versand eine entsprechenden Mail wird geprüft, ob der Schalter beim Empfänger auf "AUS" steht. Falls ja, bekommt der User keine Mail</text:span>.</text:p>
      <text:p text:style-name="Standard"/>
      <text:p text:style-name="Standard" loext:marker-style-name="T4"><text:span text:style-name="T4">3. Out of Scope</text:span><text:span text:style-name="T4"/></text:p>
      <text:list text:style-name="WWNum2">
        <text:list-item>
          <text:p text:style-name="P4">Frontend/Portal-Ansicht für den Benutzer (Konfiguration erfolgt durch Admin oder User mit Backend-Zugriff im User-Profil).</text:p>
        </text:list-item>
        <text:list-item>
          <text:p text:style-name="P4">Logik für externe Partner (Fokus rein auf res.users).</text:p>
        </text:list-item>
        <text:list-item>
          <text:p text:style-name="P4">Abhängigkeiten zwischen Templates (z.B. "Wenn Bericht A an, muss Bericht B aus sein")</text:p>
        </text:list-item>
      </text:list>
      <text:p text:style-name="Standard"/>
      <text:p text:style-name="Standard" loext:marker-style-name="T7"><text:soft-page-break/><text:span text:style-name="T7">kotlin.Unit</text:span><text:span text:style-name="T7"/></text:p>
      <text:p text:style-name="Standard" loext:marker-style-name="T2"><text:span text:style-name="T2">==== SimpleCompletableMessage #2 ====</text:span><text:span text:style-name="T2"/></text:p>
      <text:p text:style-name="P2" loext:marker-style-name="T1"><text:span text:style-name="T1">Assistant: </text:span><text:span text:style-name="T1"/></text:p>
      <text:p text:style-name="P2" loext:marker-style-name="T1"><text:span text:style-name="T1">Based on your requirements, here are the main implementation approaches:</text:span><text:span text:style-name="T1"/></text:p>
      <text:p text:style-name="P5" loext:marker-style-name="T1"/>
      <text:p text:style-name="Standard" loext:marker-style-name="T8"><text:span text:style-name="T8">Option 1: Many2many Relationship with Pivot Table (Recommended)</text:span><text:span text:style-name="T8"/></text:p>
      <text:p text:style-name="P2" loext:marker-style-name="T1"><text:span text:style-name="T1">Architecture:</text:span><text:span text:style-name="T1"/></text:p>
      <text:p text:style-name="P5" loext:marker-style-name="T1"/>
      <text:p text:style-name="P5" loext:marker-style-name="T1"/>
      <text:p text:style-name="P5" loext:marker-style-name="T1"/>
      <text:p text:style-name="Standard" loext:marker-style-name="T7"><text:span text:style-name="T7"># In mail.template</text:span><text:span text:style-name="T7"/></text:p>
      <text:p text:style-name="Standard" loext:marker-style-name="T9"><text:span text:style-name="T9">class MailTemplate(models.Model):</text:span><text:span text:style-name="T9"/></text:p>
      <text:p text:style-name="Standard" loext:marker-style-name="T9"><text:span text:style-name="T9"><text:s text:c="4"/>_inherit = 'mail.template'</text:span><text:span text:style-name="T9"/></text:p>
      <text:p text:style-name="P6" loext:marker-style-name="T9"/>
      <text:p text:style-name="Standard" loext:marker-style-name="T9"><text:span text:style-name="T9"><text:s text:c="4"/>is_user_subscribable = fields.Boolean(</text:span><text:span text:style-name="T9"/></text:p>
      <text:p text:style-name="Standard" loext:marker-style-name="T9"><text:span text:style-name="T9"><text:s text:c="8"/>string="User Subscription Possible",</text:span><text:span text:style-name="T9"/></text:p>
      <text:p text:style-name="Standard" loext:marker-style-name="T9"><text:span text:style-name="T9"><text:s text:c="8"/>default=False,</text:span><text:span text:style-name="T9"/></text:p>
      <text:p text:style-name="Standard" loext:marker-style-name="T9"><text:span text:style-name="T9"><text:s text:c="8"/>help="If enabled, users can opt-out of this template"</text:span><text:span text:style-name="T9"/></text:p>
      <text:p text:style-name="Standard" loext:marker-style-name="T9"><text:span text:style-name="T9"><text:s text:c="4"/>)</text:span><text:span text:style-name="T9"/></text:p>
      <text:p text:style-name="Standard" loext:marker-style-name="T9"><text:span text:style-name="T9"><text:s text:c="4"/>opted_out_user_ids = fields.Many2many(</text:span><text:span text:style-name="T9"/></text:p>
      <text:p text:style-name="Standard" loext:marker-style-name="T9"><text:span text:style-name="T9"><text:s text:c="8"/>'res.users',</text:span><text:span text:style-name="T9"/></text:p>
      <text:p text:style-name="Standard" loext:marker-style-name="T9"><text:span text:style-name="T9"><text:s text:c="8"/>'mail_template_user_optout_rel',</text:span><text:span text:style-name="T9"/></text:p>
      <text:p text:style-name="Standard" loext:marker-style-name="T9"><text:span text:style-name="T9"><text:s text:c="8"/>'template_id',</text:span><text:span text:style-name="T9"/></text:p>
      <text:p text:style-name="Standard" loext:marker-style-name="T9"><text:span text:style-name="T9"><text:s text:c="8"/>'user_id',</text:span><text:span text:style-name="T9"/></text:p>
      <text:p text:style-name="Standard" loext:marker-style-name="T9"><text:span text:style-name="T9"><text:s text:c="8"/>string="Opted-Out Users"</text:span><text:span text:style-name="T9"/></text:p>
      <text:p text:style-name="Standard" loext:marker-style-name="T9"><text:span text:style-name="T9"><text:s text:c="4"/>)</text:span><text:span text:style-name="T9"/></text:p>
      <text:p text:style-name="Standard" loext:marker-style-name="T7"><text:soft-page-break/><text:span text:style-name="T7"># In res.users</text:span><text:span text:style-name="T7"/></text:p>
      <text:p text:style-name="Standard" loext:marker-style-name="T9"><text:span text:style-name="T9">class ResUsers(models.Model):</text:span><text:span text:style-name="T9"/></text:p>
      <text:p text:style-name="Standard" loext:marker-style-name="T9"><text:span text:style-name="T9"><text:s text:c="4"/>_inherit = 'res.users'</text:span><text:span text:style-name="T9"/></text:p>
      <text:p text:style-name="P6" loext:marker-style-name="T9"/>
      <text:p text:style-name="Standard" loext:marker-style-name="T9"><text:span text:style-name="T9"><text:s text:c="4"/>opted_out_template_ids = fields.Many2many(</text:span><text:span text:style-name="T9"/></text:p>
      <text:p text:style-name="Standard" loext:marker-style-name="T9"><text:span text:style-name="T9"><text:s text:c="8"/>'mail.template',</text:span><text:span text:style-name="T9"/></text:p>
      <text:p text:style-name="Standard" loext:marker-style-name="T9"><text:span text:style-name="T9"><text:s text:c="8"/>'mail_template_user_optout_rel',</text:span><text:span text:style-name="T9"/></text:p>
      <text:p text:style-name="Standard" loext:marker-style-name="T9"><text:span text:style-name="T9"><text:s text:c="8"/>'user_id',</text:span><text:span text:style-name="T9"/></text:p>
      <text:p text:style-name="Standard" loext:marker-style-name="T9"><text:span text:style-name="T9"><text:s text:c="8"/>'template_id',</text:span><text:span text:style-name="T9"/></text:p>
      <text:p text:style-name="Standard" loext:marker-style-name="T9"><text:span text:style-name="T9"><text:s text:c="8"/>string="Opted-Out Email Templates",</text:span><text:span text:style-name="T9"/></text:p>
      <text:p text:style-name="Standard" loext:marker-style-name="T9"><text:span text:style-name="T9"><text:s text:c="8"/>domain="[('is_user_subscribable', '=', True)]"</text:span><text:span text:style-name="T9"/></text:p>
      <text:p text:style-name="Standard" loext:marker-style-name="T9"><text:span text:style-name="T9"><text:s text:c="4"/>)</text:span><text:span text:style-name="T9"/></text:p>
      <text:p text:style-name="Standard" loext:marker-style-name="T2"><text:span text:style-name="T2">Pros:</text:span><text:span text:style-name="T2"/></text:p>
      <text:list text:style-name="WWNum4">
        <text:list-item>
          <text:p text:style-name="P7" loext:marker-style-name="T1"><text:span text:style-name="T1">Clean data model - only stores opt-outs (exceptions)</text:span><text:span text:style-name="T1"/></text:p>
        </text:list-item>
        <text:list-item>
          <text:p text:style-name="P7" loext:marker-style-name="T1"><text:span text:style-name="T1">Automatically handles new users (they receive all emails by default)</text:span><text:span text:style-name="T1"/></text:p>
        </text:list-item>
        <text:list-item>
          <text:p text:style-name="P7" loext:marker-style-name="T1"><text:span text:style-name="T1">Automatically handles new templates (all users receive by default)</text:span><text:span text:style-name="T1"/></text:p>
        </text:list-item>
        <text:list-item>
          <text:p text:style-name="P7" loext:marker-style-name="T1"><text:span text:style-name="T1">Minimal database storage</text:span><text:span text:style-name="T1"/></text:p>
        </text:list-item>
      </text:list>
      <text:p text:style-name="Standard" loext:marker-style-name="T2"><text:span text:style-name="T2">Cons:</text:span><text:span text:style-name="T2"/></text:p>
      <text:p text:style-name="Standard" loext:marker-style-name="T1"><text:span text:style-name="T1">• Toggle display requires computed field logic to show "ON" state</text:span><text:span text:style-name="T1"/></text:p>
      <text:p text:style-name="P1" loext:marker-style-name="T1"/>
      <text:p text:style-name="Standard" loext:marker-style-name="T8"><text:span text:style-name="T8">Option 2: Intermediate Model with Explicit Subscription Records</text:span><text:span text:style-name="T8"/></text:p>
      <text:p text:style-name="Standard" loext:marker-style-name="T1"><text:span text:style-name="T1">Architecture:</text:span><text:span text:style-name="T1"/></text:p>
      <text:p text:style-name="P1" loext:marker-style-name="T1"/>
      <text:p text:style-name="Standard" loext:marker-style-name="T9"><text:span text:style-name="T9">class UserEmailSubscription(models.Model):</text:span><text:span text:style-name="T9"/></text:p>
      <text:p text:style-name="Standard" loext:marker-style-name="T9"><text:span text:style-name="T9"><text:s text:c="4"/>_name = 'user.email.subscription'</text:span><text:span text:style-name="T9"/></text:p>
      <text:p text:style-name="Standard" loext:marker-style-name="T9"><text:span text:style-name="T9"><text:s text:c="4"/>_description = 'User Email Subscription'</text:span><text:span text:style-name="T9"/></text:p>
      <text:p text:style-name="P6" loext:marker-style-name="T9"/>
      <text:p text:style-name="Standard" loext:marker-style-name="T9"><text:soft-page-break/><text:span text:style-name="T9"><text:s text:c="4"/>user_id = fields.Many2one('res.users', required=True, ondelete='cascade')</text:span><text:span text:style-name="T9"/></text:p>
      <text:p text:style-name="Standard" loext:marker-style-name="T9"><text:span text:style-name="T9"><text:s text:c="4"/>template_id = fields.Many2one('mail.template', required=True, ondelete='cascade')</text:span><text:span text:style-name="T9"/></text:p>
      <text:p text:style-name="Standard" loext:marker-style-name="T9"><text:span text:style-name="T9"><text:s text:c="4"/>is_subscribed = fields.Boolean(default=True)</text:span><text:span text:style-name="T9"/></text:p>
      <text:p text:style-name="P6" loext:marker-style-name="T9"/>
      <text:p text:style-name="Standard" loext:marker-style-name="T9"><text:span text:style-name="T9"><text:s text:c="4"/>_sql_constraints = [</text:span><text:span text:style-name="T9"/></text:p>
      <text:p text:style-name="Standard" loext:marker-style-name="T9"><text:span text:style-name="T9"><text:s text:c="8"/>('unique_user_template', 'UNIQUE(user_id, template_id)',</text:span><text:span text:style-name="T9"/></text:p>
      <text:p text:style-name="Standard" loext:marker-style-name="T9"><text:span text:style-name="T9"><text:s text:c="9"/>'Subscription record must be unique per user and template')</text:span><text:span text:style-name="T9"/></text:p>
      <text:p text:style-name="Standard" loext:marker-style-name="T9"><text:span text:style-name="T9"><text:s text:c="4"/>]</text:span><text:span text:style-name="T9"/></text:p>
      <text:p text:style-name="Standard" loext:marker-style-name="T2"><text:span text:style-name="T2">Pros:</text:span><text:span text:style-name="T2"/></text:p>
      <text:list text:continue-numbering="true" text:style-name="WWNum4">
        <text:list-item>
          <text:p text:style-name="P7" loext:marker-style-name="T1"><text:span text:style-name="T1">Explicit state for each user-template combination</text:span><text:span text:style-name="T1"/></text:p>
        </text:list-item>
        <text:list-item>
          <text:p text:style-name="P7" loext:marker-style-name="T1"><text:span text:style-name="T1">Easy to add metadata (subscription date, who changed it, etc.)</text:span><text:span text:style-name="T1"/></text:p>
        </text:list-item>
        <text:list-item>
          <text:p text:style-name="P7" loext:marker-style-name="T1"><text:span text:style-name="T1">More intuitive toggle display</text:span><text:span text:style-name="T1"/></text:p>
        </text:list-item>
      </text:list>
      <text:p text:style-name="Standard" loext:marker-style-name="T2"><text:span text:style-name="T2">Cons:</text:span><text:span text:style-name="T2"/></text:p>
      <text:list text:continue-numbering="true" text:style-name="WWNum4">
        <text:list-item>
          <text:p text:style-name="P8" loext:marker-style-name="T1"><text:span text:style-name="T1">Requires record creation for new users/templates (use @api.model_create_multi hooks)</text:span><text:span text:style-name="T1"/></text:p>
        </text:list-item>
        <text:list-item>
          <text:p text:style-name="P8" loext:marker-style-name="T1"><text:span text:style-name="T1">More database records</text:span><text:span text:style-name="T1"/></text:p>
        </text:list-item>
      </text:list>
      <text:p text:style-name="Standard" loext:marker-style-name="T6"><text:span text:style-name="T6">Option 3: JSON Field Storage</text:span><text:span text:style-name="T6"/></text:p>
      <text:p text:style-name="Standard" loext:marker-style-name="T9"><text:span text:style-name="T9">class ResUsers(models.Model):</text:span><text:span text:style-name="T9"/></text:p>
      <text:p text:style-name="Standard" loext:marker-style-name="T9"><text:span text:style-name="T9"><text:s text:c="4"/>_inherit = 'res.users'</text:span><text:span text:style-name="T9"/></text:p>
      <text:p text:style-name="P6" loext:marker-style-name="T9"/>
      <text:p text:style-name="Standard" loext:marker-style-name="T9"><text:span text:style-name="T9"><text:s text:c="4"/>email_subscription_config = fields.Json(</text:span><text:span text:style-name="T9"/></text:p>
      <text:p text:style-name="Standard" loext:marker-style-name="T9"><text:span text:style-name="T9"><text:s text:c="8"/>string="Email Subscription Configuration",</text:span><text:span text:style-name="T9"/></text:p>
      <text:p text:style-name="Standard" loext:marker-style-name="T9"><text:span text:style-name="T9"><text:s text:c="8"/>default=dict</text:span><text:span text:style-name="T9"/></text:p>
      <text:p text:style-name="Standard" loext:marker-style-name="T9"><text:span text:style-name="T9"><text:s text:c="4"/>)</text:span><text:span text:style-name="T9"/></text:p>
      <text:p text:style-name="P2" loext:marker-style-name="T2"><text:span text:style-name="T2">Pros:</text:span><text:span text:style-name="T2"/></text:p>
      <text:list text:continue-numbering="true" text:style-name="WWNum4">
        <text:list-item>
          <text:p text:style-name="P8" loext:marker-style-name="T1"><text:span text:style-name="T1">Flexible, no schema changes needed for new attributes</text:span><text:span text:style-name="T1"/></text:p>
        </text:list-item>
        <text:list-item>
          <text:p text:style-name="P8" loext:marker-style-name="T1"><text:span text:style-name="T1">Single field storage</text:span><text:span text:style-name="T1"/></text:p>
        </text:list-item>
      </text:list>
      <text:p text:style-name="P2" loext:marker-style-name="T2"><text:soft-page-break/><text:span text:style-name="T2">Cons:</text:span><text:span text:style-name="T2"/></text:p>
      <text:list text:continue-numbering="true" text:style-name="WWNum4">
        <text:list-item>
          <text:p text:style-name="P8" loext:marker-style-name="T1"><text:span text:style-name="T1">Harder to query/filter</text:span><text:span text:style-name="T1"/></text:p>
        </text:list-item>
        <text:list-item>
          <text:p text:style-name="P8" loext:marker-style-name="T1"><text:span text:style-name="T1">No referential integrity</text:span><text:span text:style-name="T1"/></text:p>
        </text:list-item>
        <text:list-item>
          <text:p text:style-name="P8" loext:marker-style-name="T1"><text:span text:style-name="T1">Not recommended for Odoo</text:span><text:span text:style-name="T1"/></text:p>
        </text:list-item>
      </text:list>
      <text:p text:style-name="P1" loext:marker-style-name="T1"/>
      <text:p text:style-name="Standard" loext:marker-style-name="T10"><text:span text:style-name="T10">Challenging the Concept</text:span><text:span text:style-name="T10"/></text:p>
      <text:p text:style-name="Standard" loext:marker-style-name="T8"><text:span text:style-name="T8">Challenge 1: Opt-Out vs. Opt-In Principle</text:span><text:span text:style-name="T8"/></text:p>
      <text:p text:style-name="P2" loext:marker-style-name="T1"><text:span text:style-name="T2">Issue</text:span><text:span text:style-name="T1">: GDPR and privacy regulations often favor opt-in for marketing communications.</text:span></text:p>
      <text:p text:style-name="P2" loext:marker-style-name="T2"><text:span text:style-name="T2">Consideration: </text:span><text:span text:style-name="T1">Distinguish between</text:span><text:span text:style-name="T2">:</text:span></text:p>
      <text:list text:continue-numbering="true" text:style-name="WWNum4">
        <text:list-item>
          <text:p text:style-name="P8" loext:marker-style-name="T1"><text:span text:style-name="T1">Transactional emails (order confirmations, password resets) → Should NOT be opt-out-able</text:span><text:span text:style-name="T1"/></text:p>
        </text:list-item>
        <text:list-item>
          <text:p text:style-name="P8" loext:marker-style-name="T1"><text:span text:style-name="T1">Informational reports (activity reports) → Opt-out acceptable</text:span><text:span text:style-name="T1"/></text:p>
        </text:list-item>
        <text:list-item>
          <text:p text:style-name="P8" loext:marker-style-name="T1"><text:span text:style-name="T1">Marketing emails → Should be opt-in</text:span><text:span text:style-name="T1"/></text:p>
        </text:list-item>
      </text:list>
      <text:p text:style-name="P2" loext:marker-style-name="T2"><text:span text:style-name="T2">Improvement: </text:span><text:span text:style-name="T1">Add a template_category field</text:span><text:span text:style-name="T2">:</text:span></text:p>
      <text:p text:style-name="Standard" loext:marker-style-name="T9"><text:span text:style-name="T9">template_category = fields.Selection([</text:span><text:span text:style-name="T9"/></text:p>
      <text:p text:style-name="Standard" loext:marker-style-name="T9"><text:span text:style-name="T9"><text:s text:c="4"/>('transactional', 'Transactional (Cannot Opt-Out)'),</text:span><text:span text:style-name="T9"/></text:p>
      <text:p text:style-name="Standard" loext:marker-style-name="T9"><text:span text:style-name="T9"><text:s text:c="4"/>('informational', 'Informational (Opt-Out Allowed)'),</text:span><text:span text:style-name="T9"/></text:p>
      <text:p text:style-name="Standard" loext:marker-style-name="T9"><text:span text:style-name="T9"><text:s text:c="4"/>('marketing', 'Marketing (Opt-In Required)')</text:span><text:span text:style-name="T9"/></text:p>
      <text:p text:style-name="Standard" loext:marker-style-name="T9"><text:span text:style-name="T9">], default='informational')</text:span><text:span text:style-name="T9"/></text:p>
      <text:p text:style-name="Standard" loext:marker-style-name="T8"><text:span text:style-name="T8">Challenge 2: Override Scope - What About Followers?</text:span><text:span text:style-name="T8"/></text:p>
      <text:p text:style-name="P2" loext:marker-style-name="T1"><text:span text:style-name="T2">Issue:</text:span><text:span text:style-name="T1"> Your requirement states users shouldn't receive emails "even if they are followers." This could break critical business workflows.</text:span></text:p>
      <text:p text:style-name="P2" loext:marker-style-name="T1"><text:span text:style-name="T2">Consideration:</text:span><text:span text:style-name="T1"> A user might be a follower on a sales order for legitimate business reasons. Blocking all emails could cause them to miss important updates.</text:span></text:p>
      <text:p text:style-name="P2" loext:marker-style-name="T2"><text:span text:style-name="T2">Improvement:</text:span><text:span text:style-name="T2"/></text:p>
      <text:list text:continue-numbering="true" text:style-name="WWNum4">
        <text:list-item>
          <text:p text:style-name="P8" loext:marker-style-name="T1"><text:span text:style-name="T1">Only apply opt-out to scheduled/automated reports, not to direct message notifications</text:span><text:span text:style-name="T1"/></text:p>
        </text:list-item>
        <text:list-item>
          <text:p text:style-name="P8" loext:marker-style-name="T1"><text:soft-page-break/><text:span text:style-name="T1">Add a bypass_subscription_check context flag for critical communications</text:span><text:span text:style-name="T1"/></text:p>
        </text:list-item>
      </text:list>
      <text:p text:style-name="Standard" loext:marker-style-name="T8"><text:span text:style-name="T8">Challenge 3: Scalability of the Send Logic</text:span><text:span text:style-name="T8"/></text:p>
      <text:p text:style-name="Standard" loext:marker-style-name="T1"><text:span text:style-name="T2">Issue:</text:span><text:span text:style-name="T1"> Checking subscriptions at send time for every recipient could impact performance.</text:span></text:p>
      <text:p text:style-name="Standard" loext:marker-style-name="T2"><text:span text:style-name="T2">Improvement:</text:span><text:span text:style-name="T2"/></text:p>
      <text:p text:style-name="Standard" loext:marker-style-name="T9"><text:span text:style-name="T9">def _get_valid_recipients(self, template_id, user_ids):</text:span><text:span text:style-name="T9"/></text:p>
      <text:p text:style-name="Standard" loext:marker-style-name="T9"><text:span text:style-name="T9"><text:s text:c="4"/>"""Batch check subscriptions for performance"""</text:span><text:span text:style-name="T9"/></text:p>
      <text:p text:style-name="Standard" loext:marker-style-name="T9"><text:span text:style-name="T9"><text:s text:c="4"/>opted_out = self.env['res.users'].search([</text:span><text:span text:style-name="T9"/></text:p>
      <text:p text:style-name="Standard" loext:marker-style-name="T9"><text:span text:style-name="T9"><text:s text:c="8"/>('id', 'in', user_ids),</text:span><text:span text:style-name="T9"/></text:p>
      <text:p text:style-name="Standard" loext:marker-style-name="T9"><text:span text:style-name="T9"><text:s text:c="8"/>('opted_out_template_ids', 'in', [template_id])</text:span><text:span text:style-name="T9"/></text:p>
      <text:p text:style-name="Standard" loext:marker-style-name="T9"><text:span text:style-name="T9"><text:s text:c="4"/>]).ids</text:span><text:span text:style-name="T9"/></text:p>
      <text:p text:style-name="Standard" loext:marker-style-name="T9"><text:span text:style-name="T9"><text:s text:c="4"/>return [uid for uid in user_ids if uid not in opted_out]</text:span><text:span text:style-name="T9"/></text:p>
      <text:p text:style-name="Standard" loext:marker-style-name="T8"><text:span text:style-name="T8">Challenge 4: Audit Trail</text:span><text:span text:style-name="T8"/></text:p>
      <text:p text:style-name="P2" loext:marker-style-name="T1"><text:span text:style-name="T2">Issue:</text:span><text:span text:style-name="T1"> No tracking of who changed subscription settings and when.</text:span></text:p>
      <text:p text:style-name="P2" loext:marker-style-name="T1"><text:span text:style-name="T2">Improvement:</text:span><text:span text:style-name="T1"> Enable mail tracking on the subscription fields:</text:span></text:p>
      <text:p text:style-name="P2" loext:marker-style-name="T9"><text:span text:style-name="T9">opted_out_template_ids = fields.Many2many(</text:span><text:span text:style-name="T9"/></text:p>
      <text:p text:style-name="P2" loext:marker-style-name="T9"><text:span text:style-name="T9"><text:s text:c="4"/>...,</text:span><text:span text:style-name="T9"/></text:p>
      <text:p text:style-name="P2" loext:marker-style-name="T9"><text:span text:style-name="T9"><text:s text:c="4"/>tracking=True</text:span><text:span text:style-name="T9"/></text:p>
      <text:p text:style-name="P2" loext:marker-style-name="T9"><text:span text:style-name="T9">)</text:span><text:span text:style-name="T9"/></text:p>
      <text:p text:style-name="P2" loext:marker-style-name="T1"><text:span text:style-name="T1">Or use the intermediate model (Option 2) with _track_subtype implementation.</text:span><text:span text:style-name="T1"/></text:p>
      <text:p text:style-name="Standard" loext:marker-style-name="T10"><text:span text:style-name="T10">Additional Considerations &amp; Improvements</text:span><text:span text:style-name="T10"/></text:p>
      <text:p text:style-name="Standard" loext:marker-style-name="T8"><text:span text:style-name="T8">1. Bulk Management for Admins</text:span><text:span text:style-name="T8"/></text:p>
      <text:p text:style-name="P2" loext:marker-style-name="T1"><text:span text:style-name="T1">Add a wizard for admins to:</text:span><text:span text:style-name="T1"/></text:p>
      <text:list text:continue-numbering="true" text:style-name="WWNum4">
        <text:list-item>
          <text:p text:style-name="P8" loext:marker-style-name="T1"><text:span text:style-name="T1">Enable/disable subscriptions for multiple users at once</text:span><text:span text:style-name="T1"/></text:p>
        </text:list-item>
        <text:list-item>
          <text:p text:style-name="P8" loext:marker-style-name="T1"><text:span text:style-name="T1">Reset all users to default state for a template</text:span><text:span text:style-name="T1"/></text:p>
        </text:list-item>
      </text:list>
      <text:p text:style-name="Standard" loext:marker-style-name="T9"><text:span text:style-name="T9">class BulkSubscriptionWizard(models.TransientModel):</text:span><text:span text:style-name="T9"/></text:p>
      <text:p text:style-name="Standard" loext:marker-style-name="T9"><text:span text:style-name="T9"><text:s text:c="4"/>_name = 'bulk.subscription.wizard'</text:span><text:span text:style-name="T9"/></text:p>
      <text:p text:style-name="P6" loext:marker-style-name="T9"/>
      <text:p text:style-name="Standard" loext:marker-style-name="T9"><text:soft-page-break/><text:span text:style-name="T9"><text:s text:c="4"/>template_id = fields.Many2one('mail.template')</text:span><text:span text:style-name="T9"/></text:p>
      <text:p text:style-name="Standard" loext:marker-style-name="T9"><text:span text:style-name="T9"><text:s text:c="4"/>user_ids = fields.Many2many('res.users')</text:span><text:span text:style-name="T9"/></text:p>
      <text:p text:style-name="Standard" loext:marker-style-name="T9"><text:span text:style-name="T9"><text:s text:c="4"/>action = fields.Selection([('subscribe', 'Subscribe All'), ('unsubscribe', 'Unsubscribe All')])</text:span><text:span text:style-name="T9"/></text:p>
      <text:p text:style-name="Standard" loext:marker-style-name="T8"><text:span text:style-name="T8">2. Template Grouping</text:span><text:span text:style-name="T8"/></text:p>
      <text:p text:style-name="P2" loext:marker-style-name="T1"><text:span text:style-name="T1">Group templates by category in the user's notification tab for better UX:</text:span><text:span text:style-name="T1"/></text:p>
      <text:p text:style-name="Standard" loext:marker-style-name="T9"><text:span text:style-name="T9">template_group = fields.Selection([</text:span><text:span text:style-name="T9"/></text:p>
      <text:p text:style-name="Standard" loext:marker-style-name="T9"><text:span text:style-name="T9"><text:s text:c="4"/>('sales', 'Sales Reports'),</text:span><text:span text:style-name="T9"/></text:p>
      <text:p text:style-name="Standard" loext:marker-style-name="T9"><text:span text:style-name="T9"><text:s text:c="4"/>('inventory', 'Inventory Alerts'),</text:span><text:span text:style-name="T9"/></text:p>
      <text:p text:style-name="Standard" loext:marker-style-name="T9"><text:span text:style-name="T9"><text:s text:c="4"/>('hr', 'HR Notifications')</text:span><text:span text:style-name="T9"/></text:p>
      <text:p text:style-name="Standard" loext:marker-style-name="T9"><text:span text:style-name="T9">])</text:span><text:span text:style-name="T9"/></text:p>
      <text:p text:style-name="Standard" loext:marker-style-name="T8"><text:span text:style-name="T8">3. Scheduled Digest Option</text:span><text:span text:style-name="T8"/></text:p>
      <text:p text:style-name="P2" loext:marker-style-name="T1"><text:span text:style-name="T1">Instead of just on/off, offer frequency options:</text:span><text:span text:style-name="T1"/></text:p>
      <text:p text:style-name="Standard" loext:marker-style-name="T9"><text:span text:style-name="T9">subscription_frequency = fields.Selection([</text:span><text:span text:style-name="T9"/></text:p>
      <text:p text:style-name="Standard" loext:marker-style-name="T9"><text:span text:style-name="T9"><text:s text:c="4"/>('immediate', 'Immediate'),</text:span><text:span text:style-name="T9"/></text:p>
      <text:p text:style-name="Standard" loext:marker-style-name="T9"><text:span text:style-name="T9"><text:s text:c="4"/>('daily', 'Daily Digest'),</text:span><text:span text:style-name="T9"/></text:p>
      <text:p text:style-name="Standard" loext:marker-style-name="T9"><text:span text:style-name="T9"><text:s text:c="4"/>('weekly', 'Weekly Digest'),</text:span><text:span text:style-name="T9"/></text:p>
      <text:p text:style-name="Standard" loext:marker-style-name="T9"><text:span text:style-name="T9"><text:s text:c="4"/>('off', 'Off')</text:span><text:span text:style-name="T9"/></text:p>
      <text:p text:style-name="Standard" loext:marker-style-name="T9"><text:span text:style-name="T9">], default='immediate')</text:span><text:span text:style-name="T9"/></text:p>
      <text:p text:style-name="Standard" loext:marker-style-name="T8"><text:span text:style-name="T8">4. Integration Point - Override send_mail</text:span><text:span text:style-name="T8"/></text:p>
      <text:p text:style-name="P2" loext:marker-style-name="T1"><text:span text:style-name="T1">The cleanest integration point is to override mail.template.send_mail():</text:span><text:span text:style-name="T1"/></text:p>
      <text:p text:style-name="Standard" loext:marker-style-name="T9"><text:span text:style-name="T9">class MailTemplate(models.Model):</text:span><text:span text:style-name="T9"/></text:p>
      <text:p text:style-name="Standard" loext:marker-style-name="T9"><text:span text:style-name="T9"><text:s text:c="4"/>_inherit = 'mail.template'</text:span><text:span text:style-name="T9"/></text:p>
      <text:p text:style-name="P6" loext:marker-style-name="T9"/>
      <text:p text:style-name="Standard" loext:marker-style-name="T9"><text:span text:style-name="T9"><text:s text:c="4"/>def send_mail(self, res_id, force_send=False, raise_exception=False,</text:span><text:span text:style-name="T9"/></text:p>
      <text:p text:style-name="Standard" loext:marker-style-name="T9"><text:span text:style-name="T9"><text:s text:c="18"/>email_values=None, email_layout_xmlid=False):</text:span><text:span text:style-name="T9"/></text:p>
      <text:p text:style-name="Standard" loext:marker-style-name="T9"><text:span text:style-name="T9"><text:s text:c="8"/>if self.is_user_subscribable:</text:span><text:span text:style-name="T9"/></text:p>
      <text:p text:style-name="Standard" loext:marker-style-name="T9"><text:soft-page-break/><text:span text:style-name="T9"><text:s text:c="12"/># Filter recipients based on subscription</text:span><text:span text:style-name="T9"/></text:p>
      <text:p text:style-name="Standard" loext:marker-style-name="T9"><text:span text:style-name="T9"><text:s text:c="12"/># Modify email_values['email_to'] or partner_ids</text:span><text:span text:style-name="T9"/></text:p>
      <text:p text:style-name="Standard" loext:marker-style-name="T9"><text:span text:style-name="T9"><text:s text:c="12"/>pass</text:span><text:span text:style-name="T9"/></text:p>
      <text:p text:style-name="Standard" loext:marker-style-name="T9"><text:span text:style-name="T9"><text:s text:c="8"/>return super().send_mail(...)</text:span><text:span text:style-name="T9"/></text:p>
      <text:p text:style-name="Standard" loext:marker-style-name="T8"><text:span text:style-name="T8">5. Testing Strategy</text:span><text:span text:style-name="T8"/></text:p>
      <text:p text:style-name="P2" loext:marker-style-name="T1"><text:span text:style-name="T1">Create comprehensive tests:</text:span><text:span text:style-name="T1"/></text:p>
      <text:p text:style-name="Standard" loext:marker-style-name="T9"><text:span text:style-name="T9">class TestEmailSubscription(TransactionCase):</text:span><text:span text:style-name="T9"/></text:p>
      <text:p text:style-name="Standard" loext:marker-style-name="T9"><text:span text:style-name="T9"><text:s text:c="4"/>def test_new_user_receives_all_by_default(self):</text:span><text:span text:style-name="T9"/></text:p>
      <text:p text:style-name="Standard" loext:marker-style-name="T9"><text:span text:style-name="T9"><text:s text:c="8"/>"""New users should have no opt-outs"""</text:span><text:span text:style-name="T9"/></text:p>
      <text:p text:style-name="P6" loext:marker-style-name="T9"/>
      <text:p text:style-name="Standard" loext:marker-style-name="T9"><text:span text:style-name="T9"><text:s text:c="4"/>def test_opted_out_user_not_in_recipients(self):</text:span><text:span text:style-name="T9"/></text:p>
      <text:p text:style-name="Standard" loext:marker-style-name="T9"><text:span text:style-name="T9"><text:s text:c="8"/>"""Opted-out users should be filtered from send list"""</text:span><text:span text:style-name="T9"/></text:p>
      <text:p text:style-name="P6" loext:marker-style-name="T9"/>
      <text:p text:style-name="Standard" loext:marker-style-name="T9"><text:span text:style-name="T9"><text:s text:c="4"/>def test_non_subscribable_template_always_sends(self):</text:span><text:span text:style-name="T9"/></text:p>
      <text:p text:style-name="Standard" loext:marker-style-name="T9"><text:span text:style-name="T9"><text:s text:c="8"/>"""Templates not marked subscribable should ignore opt-outs"""</text:span><text:span text:style-name="T9"/></text:p>
      <text:p text:style-name="Standard" loext:marker-style-name="T10"><text:span text:style-name="T10">Recommended Implementation Path</text:span><text:span text:style-name="T10"/></text:p>
      <text:p text:style-name="P2" loext:marker-style-name="T11"><text:span text:style-name="T11">1. Use Option 1 (Many2many with opt-out storage) for simplicity</text:span><text:span text:style-name="T11"/></text:p>
      <text:p text:style-name="P2" loext:marker-style-name="T11"><text:span text:style-name="T11">2. Add template categorization to prevent critical email blocking</text:span><text:span text:style-name="T11"/></text:p>
      <text:p text:style-name="P2" loext:marker-style-name="T11"><text:span text:style-name="T11">3. Override send_mail method with proper recipient filtering</text:span><text:span text:style-name="T11"/></text:p>
      <text:p text:style-name="P2" loext:marker-style-name="T11"><text:span text:style-name="T11">4. Add computed field for UI toggle display showing current state</text:span><text:span text:style-name="T11"/></text:p>
      <text:p text:style-name="P2" loext:marker-style-name="T11"><text:span text:style-name="T11">5.Enable tracking for audit compliance</text:span><text:span text:style-name="T11"/></text:p>
      <text:p text:style-name="P2" loext:marker-style-name="T11"><text:span text:style-name="T11">6.Create admin wizard for bulk management</text:span><text:span text:style-name="T11"/></text:p>
      <text:p text:style-name="P2" loext:marker-style-name="T1"><text:span text:style-name="T1">This approach balances flexibility, performance, and maintainability while addressing the core requirements.</text:span><text:span text:style-name="T1"/></text:p>
      <text:p text:style-name="P1" loext:marker-style-name="T1"/>
      <text:p text:style-name="Standard" loext:marker-style-name="T7"><text:soft-page-break/><text:span text:style-name="T7">kotlin.Unit</text:span><text:span text:style-name="T7"/></text:p>
      <text:p text:style-name="P1" loext:marker-style-name="T1"/>
      <text:p text:style-name="Standard" loext:marker-style-name="T2"><text:span text:style-name="T2">==== UserMessageImpl #3 ====</text:span><text:span text:style-name="T2"/></text:p>
      <text:p text:style-name="Standard" loext:marker-style-name="T1"><text:span text:style-name="T1">User: </text:span><text:span text:style-name="T1"/></text:p>
      <text:p text:style-name="P2" loext:marker-style-name="T1"><text:span text:style-name="T1">Set up an implementation plan for Option 1: Many2many Relationship with Pivot Table (Recommended)</text:span><text:span text:style-name="T1"/></text:p>
      <text:p text:style-name="Standard" loext:marker-style-name="T1"><text:span text:style-name="T1">Regarding challenges/improvements</text:span><text:span text:style-name="T1"/></text:p>
      <text:p text:style-name="Standard" loext:marker-style-name="T1"><text:span text:style-name="T1">- only opt-out, its only targeted to internal users for now</text:span><text:span text:style-name="T1"/></text:p>
      <text:p text:style-name="Standard" loext:marker-style-name="T1"><text:span text:style-name="T1">- as stated, it should override follower logic</text:span><text:span text:style-name="T1"/></text:p>
      <text:p text:style-name="Standard" loext:marker-style-name="T1"><text:span text:style-name="T1">- add auditing</text:span><text:span text:style-name="T1"/></text:p>
      <text:p text:style-name="Standard" loext:marker-style-name="T1"><text:span text:style-name="T1">- add smart buttons and lists to manage opt-out from template and from user side, the list should contain the option to select multiple elements and optin/out</text:span><text:span text:style-name="T1"/></text:p>
      <text:p text:style-name="P1" loext:marker-style-name="T1"/>
      <text:p text:style-name="P1" loext:marker-style-name="T1"/>
      <text:p text:style-name="Standard" loext:marker-style-name="T7"><text:span text:style-name="T7">kotlin.Unit</text:span>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wiss" style:font-pitch="variable"/>
    <style:font-face style:name="Aptos2" svg:font-family="Aptos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2pt" fo:language="de" fo:country="AT" style:letter-kerning="false" style:font-name-asian="Aptos2" style:font-size-asian="12pt" style:language-asian="en" style:country-asian="US" style:font-name-complex="Arial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Aptos" fo:font-size="12pt" fo:language="de" fo:country="AT" style:letter-kerning="false" style:font-name-asian="Aptos2" style:font-size-asian="12pt" style:language-asian="en" style:country-asian="US" style:font-name-complex="Arial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Überschrift_20_1_20_Zchn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Überschrift_20_2_20_Zchn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Überschrift_20_3_20_Zchn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Überschrift_20_4_20_Zchn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Überschrift_20_5_20_Zchn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Überschrift_20_6_20_Zchn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Überschrift_20_7_20_Zchn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Überschrift_20_8_20_Zchn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Überschrift_20_9_20_Zchn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el_20_Zchn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Untertitel_20_Zchn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Zitat_20_Zchn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ives_20_Zitat_20_Zchn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2_20_Zchn" style:display-name="Überschrift 2 Zchn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3_20_Zchn" style:display-name="Überschrift 3 Zchn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4_20_Zchn" style:display-name="Überschrift 4 Zchn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5_20_Zchn" style:display-name="Überschrift 5 Zchn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6_20_Zchn" style:display-name="Überschrift 6 Zchn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Überschrift_20_7_20_Zchn" style:display-name="Überschrift 7 Zchn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Überschrift_20_8_20_Zchn" style:display-name="Überschrift 8 Zchn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Überschrift_20_9_20_Zchn" style:display-name="Überschrift 9 Zchn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el_20_Zchn" style:display-name="Titel Zchn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Untertitel_20_Zchn" style:display-name="Untertitel Zchn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Zitat_20_Zchn" style:display-name="Zitat Zchn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ives_20_Zitat_20_Zchn" style:display-name="Intensives Zitat Zchn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Kopfzeile_20_Zchn" style:display-name="Kopfzeile Zchn" style:family="text" style:parent-style-name="Default_20_Paragraph_20_Font" loext:linked-style-name="Header"/>
    <style:style style:name="Fußzeile_20_Zchn" style:display-name="Fußzeile Zchn" style:family="text" style:parent-style-name="Default_20_Paragraph_20_Font" loext:linked-style-name="Footer"/>
    <style:style style:name="ListLabel_20_1" style:display-name="ListLabel 1" style:family="text">
      <style:text-properties style:font-name="Aptos" fo:font-family="Aptos" style:font-family-generic="roman" style:font-pitch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Aptos" fo:font-family="Aptos" style:font-family-generic="roman" style:font-pitch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Aptos" fo:font-family="Aptos" style:font-family-generic="roman" style:font-pitch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="Aptos" fo:font-family="Aptos" style:font-family-generic="roman" style:font-pitch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Aptos" fo:font-family="Aptos" style:font-family-generic="roman" style:font-pitch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Aptos" fo:font-family="Aptos" style:font-family-generic="roman" style:font-pitch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Aptos" fo:font-family="Aptos" style:font-family-generic="roman" style:font-pitch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Aptos" fo:font-family="Aptos" style:font-family-generic="roman" style:font-pitch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Aptos" fo:font-family="Aptos" style:font-family-generic="roman" style:font-pitch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Aptos1" fo:font-family="Aptos" style:font-family-generic="swiss" style:font-pitch="variable" style:font-name-asian="Aptos2" style:font-family-asian="Aptos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Aptos" fo:font-family="Aptos" style:font-family-generic="roman" style:font-pitch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Aptos" fo:font-family="Aptos" style:font-family-generic="roman" style:font-pitch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ptos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9839in" fo:margin-bottom="0.4917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Eduard Bezdedeanu</meta:initial-creator>
    <dc:creator>Eduard Bezdedeanu</dc:creator>
    <meta:editing-cycles>3</meta:editing-cycles>
    <meta:print-date>2026-02-03T10:02:00</meta:print-date>
    <meta:creation-date>2026-02-03T08:36:00</meta:creation-date>
    <dc:date>2026-02-04T16:29:00</dc:date>
    <meta:editing-duration>P0D</meta:editing-duration>
    <meta:generator>LibreOffice/25.2.3.2$Linux_X86_64 LibreOffice_project/520$Build-2</meta:generator>
    <meta:document-statistic meta:table-count="0" meta:image-count="0" meta:object-count="0" meta:page-count="10" meta:paragraph-count="199" meta:word-count="1162" meta:character-count="9947" meta:non-whitespace-character-count="8580"/>
    <meta:user-defined meta:name="AppVersion">16.0000</meta:user-defined>
    <meta:template xlink:type="simple" xlink:actuate="onRequest" xlink:title="Normal.dotm" xlink:href=""/>
  </office:meta>
</office:document-meta>
</file>